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peaker</text:p>
          </table:table-cell>
          <table:table-cell office:value-type="string" calcext:value-type="string">
            <text:p>views</text:p>
          </table:table-cell>
          <table:table-cell office:value-type="string" calcext:value-type="string">
            <text:p>tag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 Gore</text:p>
          </table:table-cell>
          <table:table-cell office:value-type="float" office:value="3177001" calcext:value-type="float">
            <text:p>3177001</text:p>
          </table:table-cell>
          <table:table-cell office:value-type="string" calcext:value-type="string">
            <text:p>cars,alternative energy,culture,politics,science,climate change,environment,sustainability,global issues,technolog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my Smith</text:p>
          </table:table-cell>
          <table:table-cell office:value-type="float" office:value="1379328" calcext:value-type="float">
            <text:p>1379328</text:p>
          </table:table-cell>
          <table:table-cell office:value-type="string" calcext:value-type="string">
            <text:p>MacArthur grant,simplicity,industrial design,alternative energy,invention,engineering,design,global issue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shraf Ghani</text:p>
          </table:table-cell>
          <table:table-cell office:value-type="float" office:value="790536" calcext:value-type="float">
            <text:p>790536</text:p>
          </table:table-cell>
          <table:table-cell office:value-type="string" calcext:value-type="string">
            <text:p>corruption,poverty,economics,investment,military,culture,politics,policy,global development,entrepreneur,global issues,busines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urt Rutan</text:p>
          </table:table-cell>
          <table:table-cell office:value-type="float" office:value="1985119" calcext:value-type="float">
            <text:p>1985119</text:p>
          </table:table-cell>
          <table:table-cell office:value-type="string" calcext:value-type="string">
            <text:p>aircraft,flight,industrial design,NASA,rocket science,invention,engineering,entrepreneur,design,busines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hris Bangle</text:p>
          </table:table-cell>
          <table:table-cell office:value-type="float" office:value="859487" calcext:value-type="float">
            <text:p>859487</text:p>
          </table:table-cell>
          <table:table-cell office:value-type="string" calcext:value-type="string">
            <text:p>cars,industrial design,transportation,invention,design,technology,business,art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raig Venter</text:p>
          </table:table-cell>
          <table:table-cell office:value-type="float" office:value="555826" calcext:value-type="float">
            <text:p>555826</text:p>
          </table:table-cell>
          <table:table-cell office:value-type="string" calcext:value-type="string">
            <text:p>biotech,invention,oceans,genetics,DNA,biology,science,entrepreneur,biodiversity,ecology,technology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avid Pogue</text:p>
          </table:table-cell>
          <table:table-cell office:value-type="float" office:value="1619104" calcext:value-type="float">
            <text:p>1619104</text:p>
          </table:table-cell>
          <table:table-cell office:value-type="string" calcext:value-type="string">
            <text:p>simplicity,computers,software,interface design,music,media,entertainment,performance,technology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avid Rockwell</text:p>
          </table:table-cell>
          <table:table-cell office:value-type="float" office:value="396025" calcext:value-type="float">
            <text:p>396025</text:p>
          </table:table-cell>
          <table:table-cell office:value-type="string" calcext:value-type="string">
            <text:p>New York,memory,interview,death,culture,architecture,disaster relief,cities,urban planning,design,collaboration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ean Kamen</text:p>
          </table:table-cell>
          <table:table-cell office:value-type="float" office:value="670381" calcext:value-type="float">
            <text:p>670381</text:p>
          </table:table-cell>
          <table:table-cell office:value-type="string" calcext:value-type="string">
            <text:p>robots,cars,industrial design,transportation,invention,education,innovation,social change,science,sustainability,technology,business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ean Ornish</text:p>
          </table:table-cell>
          <table:table-cell office:value-type="float" office:value="2255796" calcext:value-type="float">
            <text:p>2255796</text:p>
          </table:table-cell>
          <table:table-cell office:value-type="string" calcext:value-type="string">
            <text:p>obesity,disease,health,health care,culture,food,science,global issue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Jane Goodall</text:p>
          </table:table-cell>
          <table:table-cell office:value-type="float" office:value="1630430" calcext:value-type="float">
            <text:p>1630430</text:p>
          </table:table-cell>
          <table:table-cell office:value-type="string" calcext:value-type="string">
            <text:p>primates,Africa,culture,science,environment,animals,nature,global issues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Eva Vertes</text:p>
          </table:table-cell>
          <table:table-cell office:value-type="float" office:value="1018304" calcext:value-type="float">
            <text:p>1018304</text:p>
          </table:table-cell>
          <table:table-cell office:value-type="string" calcext:value-type="string">
            <text:p>wunderkind,cancer,disease,health,science,technology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rank Gehry</text:p>
          </table:table-cell>
          <table:table-cell office:value-type="float" office:value="949732" calcext:value-type="float">
            <text:p>949732</text:p>
          </table:table-cell>
          <table:table-cell office:value-type="string" calcext:value-type="string">
            <text:p>invention,interview,culture,architecture,design,creativity,business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olan Levin</text:p>
          </table:table-cell>
          <table:table-cell office:value-type="float" office:value="601104" calcext:value-type="float">
            <text:p>601104</text:p>
          </table:table-cell>
          <table:table-cell office:value-type="string" calcext:value-type="string">
            <text:p>invention,software,music,entertainment,performance,technology,art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Helen Fisher</text:p>
          </table:table-cell>
          <table:table-cell office:value-type="float" office:value="9060677" calcext:value-type="float">
            <text:p>9060677</text:p>
          </table:table-cell>
          <table:table-cell office:value-type="string" calcext:value-type="string">
            <text:p>love,gender,relationships,cognitive science,psychology,evolution,culture,science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Janine Benyus</text:p>
          </table:table-cell>
          <table:table-cell office:value-type="float" office:value="1890837" calcext:value-type="float">
            <text:p>1890837</text:p>
          </table:table-cell>
          <table:table-cell office:value-type="string" calcext:value-type="string">
            <text:p>biomimicry,DNA,evolution,biology,fish,science,environment,animals,design,technology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Kevin Kelly</text:p>
          </table:table-cell>
          <table:table-cell office:value-type="float" office:value="1481139" calcext:value-type="float">
            <text:p>1481139</text:p>
          </table:table-cell>
          <table:table-cell office:value-type="string" calcext:value-type="string">
            <text:p>philosophy,evolution,culture,choice,history,science,future,technology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alcolm Gladwell</text:p>
          </table:table-cell>
          <table:table-cell office:value-type="float" office:value="6872959" calcext:value-type="float">
            <text:p>6872959</text:p>
          </table:table-cell>
          <table:table-cell office:value-type="string" calcext:value-type="string">
            <text:p>consumerism,marketing,economics,culture,media,food,choice,storytelling,business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Mena Trott</text:p>
          </table:table-cell>
          <table:table-cell office:value-type="float" office:value="513939" calcext:value-type="float">
            <text:p>513939</text:p>
          </table:table-cell>
          <table:table-cell office:value-type="string" calcext:value-type="string">
            <text:p>software,culture,design,entertainment,storytelling,business,communication,community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ichael Shermer</text:p>
          </table:table-cell>
          <table:table-cell office:value-type="float" office:value="5267062" calcext:value-type="float">
            <text:p>5267062</text:p>
          </table:table-cell>
          <table:table-cell office:value-type="string" calcext:value-type="string">
            <text:p>faith,illusion,culture,religion,science,entertainment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eter Gabriel</text:p>
          </table:table-cell>
          <table:table-cell office:value-type="float" office:value="898024" calcext:value-type="float">
            <text:p>898024</text:p>
          </table:table-cell>
          <table:table-cell office:value-type="string" calcext:value-type="string">
            <text:p>TED Brain Trust,film,culture,music,activism,social change,storytelling,global issues,collaboration,art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ilobolus</text:p>
          </table:table-cell>
          <table:table-cell office:value-type="float" office:value="3007530" calcext:value-type="float">
            <text:p>3007530</text:p>
          </table:table-cell>
          <table:table-cell office:value-type="string" calcext:value-type="string">
            <text:p>dance,science and art,science,nature,entertainment,performance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ichard Baraniuk</text:p>
          </table:table-cell>
          <table:table-cell office:value-type="float" office:value="958989" calcext:value-type="float">
            <text:p>958989</text:p>
          </table:table-cell>
          <table:table-cell office:value-type="string" calcext:value-type="string">
            <text:p>open-source,library,education,culture,global issues,technology,business,collaboration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ives</text:p>
          </table:table-cell>
          <table:table-cell office:value-type="float" office:value="1788151" calcext:value-type="float">
            <text:p>1788151</text:p>
          </table:table-cell>
          <table:table-cell office:value-type="string" calcext:value-type="string">
            <text:p>love,poetry,philosophy,culture,entertainment,performance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oss Lovegrove</text:p>
          </table:table-cell>
          <table:table-cell office:value-type="float" office:value="1054311" calcext:value-type="float">
            <text:p>1054311</text:p>
          </table:table-cell>
          <table:table-cell office:value-type="string" calcext:value-type="string">
            <text:p>industrial design,invention,product design,science and art,DNA,biology,nature,design,creativity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eth Godin</text:p>
          </table:table-cell>
          <table:table-cell office:value-type="float" office:value="5466981" calcext:value-type="float">
            <text:p>5466981</text:p>
          </table:table-cell>
          <table:table-cell office:value-type="string" calcext:value-type="string">
            <text:p>TED Brain Trust,marketing,culture,choice,storytelling,busines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teven Levitt</text:p>
          </table:table-cell>
          <table:table-cell office:value-type="float" office:value="2787305" calcext:value-type="float">
            <text:p>2787305</text:p>
          </table:table-cell>
          <table:table-cell office:value-type="string" calcext:value-type="string">
            <text:p>narcotics,race,economics,culture,cities,busines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teven Levitt</text:p>
          </table:table-cell>
          <table:table-cell office:value-type="float" office:value="731232" calcext:value-type="float">
            <text:p>731232</text:p>
          </table:table-cell>
          <table:table-cell office:value-type="string" calcext:value-type="string">
            <text:p>cars,transportation,statistics,economics,culture,parenting,business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Thom Mayne</text:p>
          </table:table-cell>
          <table:table-cell office:value-type="float" office:value="639093" calcext:value-type="float">
            <text:p>639093</text:p>
          </table:table-cell>
          <table:table-cell office:value-type="string" calcext:value-type="string">
            <text:p>invention,culture,architecture,cities,design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Vik Muniz</text:p>
          </table:table-cell>
          <table:table-cell office:value-type="float" office:value="1124113" calcext:value-type="float">
            <text:p>1124113</text:p>
          </table:table-cell>
          <table:table-cell office:value-type="string" calcext:value-type="string">
            <text:p>Brazil,illusion,animation,design,creativity,art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Thomas Barnett</text:p>
          </table:table-cell>
          <table:table-cell office:value-type="float" office:value="1117359" calcext:value-type="float">
            <text:p>1117359</text:p>
          </table:table-cell>
          <table:table-cell office:value-type="string" calcext:value-type="string">
            <text:p>military,terrorism,culture,war,global issues,technology,peace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Phil Borges</text:p>
          </table:table-cell>
          <table:table-cell office:value-type="float" office:value="860858" calcext:value-type="float">
            <text:p>860858</text:p>
          </table:table-cell>
          <table:table-cell office:value-type="string" calcext:value-type="string">
            <text:p>photography,education,film,culture,activism,social change,design,storytelling,global issues,art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James Watson</text:p>
          </table:table-cell>
          <table:table-cell office:value-type="float" office:value="1487818" calcext:value-type="float">
            <text:p>1487818</text:p>
          </table:table-cell>
          <table:table-cell office:value-type="string" calcext:value-type="string">
            <text:p>invention,genetics,DNA,culture,history,science,storytelling,technology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Robert Neuwirth</text:p>
          </table:table-cell>
          <table:table-cell office:value-type="float" office:value="638716" calcext:value-type="float">
            <text:p>638716</text:p>
          </table:table-cell>
          <table:table-cell office:value-type="string" calcext:value-type="string">
            <text:p>poverty,culture,politics,social change,policy,global development,entrepreneur,cities,future,global issues,business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Jimmy Wales</text:p>
          </table:table-cell>
          <table:table-cell office:value-type="float" office:value="1088504" calcext:value-type="float">
            <text:p>1088504</text:p>
          </table:table-cell>
          <table:table-cell office:value-type="string" calcext:value-type="string">
            <text:p>wikipedia,open-source,invention,culture,media,technology,business,collaboration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Ray Kurzweil</text:p>
          </table:table-cell>
          <table:table-cell office:value-type="float" office:value="2399226" calcext:value-type="float">
            <text:p>2399226</text:p>
          </table:table-cell>
          <table:table-cell office:value-type="string" calcext:value-type="string">
            <text:p>TED Brain Trust,robots,biotech,invention,culture,science,future,technology,business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Aubrey de Grey</text:p>
          </table:table-cell>
          <table:table-cell office:value-type="float" office:value="3203048" calcext:value-type="float">
            <text:p>3203048</text:p>
          </table:table-cell>
          <table:table-cell office:value-type="string" calcext:value-type="string">
            <text:p>biotech,disease,health care,aging,science,engineering,future,technology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Frans Lanting</text:p>
          </table:table-cell>
          <table:table-cell office:value-type="float" office:value="1648048" calcext:value-type="float">
            <text:p>1648048</text:p>
          </table:table-cell>
          <table:table-cell office:value-type="string" calcext:value-type="string">
            <text:p>photography,evolution,fish,animals,nature,design,storytelling,ar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1T13:49:50.152983179</meta:creation-date>
    <dc:date>2017-11-11T13:50:24.866424227</dc:date>
    <meta:editing-duration>PT35S</meta:editing-duration>
    <meta:editing-cycles>1</meta:editing-cycles>
    <meta:document-statistic meta:table-count="1" meta:cell-count="156" meta:object-count="0"/>
    <meta:generator>LibreOffice/5.1.6.2$Linux_X86_64 LibreOffice_project/10m0$Build-2</meta:generator>
  </office:meta>
</office:document-meta>
</file>